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1.0091in"/>
    </style:style>
    <style:style style:name="co5" style:family="table-column">
      <style:table-column-properties fo:break-before="auto" style:column-width="0.4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rack Number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ustice's Grove</text:p>
          </table:table-cell>
          <table:table-cell office:value-type="string" calcext:value-type="string">
            <text:p>Stanley Clarke</text:p>
          </table:table-cell>
          <table:table-cell office:value-type="string" calcext:value-type="string">
            <text:p>East River Drive</text:p>
          </table:table-cell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Fantasy Love</text:p>
          </table:table-cell>
          <table:table-cell office:value-type="string" calcext:value-type="string">
            <text:p>Stanley Clarke</text:p>
          </table:table-cell>
          <table:table-cell office:value-type="string" calcext:value-type="string">
            <text:p>East River Drive</text:p>
          </table:table-cell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ast River Drive</text:p>
          </table:table-cell>
          <table:table-cell office:value-type="string" calcext:value-type="string">
            <text:p>Stanley Clarke</text:p>
          </table:table-cell>
          <table:table-cell office:value-type="string" calcext:value-type="string">
            <text:p>East River Drive</text:p>
          </table:table-cell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21:23:54.865000000</meta:creation-date>
    <dc:date>2022-04-13T22:10:39.795000000</dc:date>
    <meta:editing-duration>PT46M43S</meta:editing-duration>
    <meta:editing-cycles>6</meta:editing-cycles>
    <meta:generator>LibreOffice/7.2.5.2$Windows_X86_64 LibreOffice_project/499f9727c189e6ef3471021d6132d4c694f357e5</meta:generator>
    <meta:document-statistic meta:table-count="1" meta:cell-count="24" meta:object-count="0"/>
  </office:meta>
</office:document-meta>
</file>